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paragraph-properties>
        <style:tab-stops>
          <style:tab-stop style:type="left" style:position="1.5625in"/>
        </style:tab-stops>
      </style:paragraph-properties>
    </style:style>
    <style:style style:name="P4" style:parent-style-name="Standard" style:family="paragraph">
      <style:paragraph-properties>
        <style:tab-stops>
          <style:tab-stop style:type="left" style:position="1.5625in"/>
        </style:tab-stops>
      </style:paragraph-properties>
    </style:style>
    <style:style style:name="P5" style:parent-style-name="Standard" style:family="paragraph">
      <style:paragraph-properties>
        <style:tab-stops>
          <style:tab-stop style:type="left" style:position="1.5625in"/>
        </style:tab-stops>
      </style:paragraph-properties>
    </style:style>
    <style:style style:name="P6" style:parent-style-name="Standard" style:family="paragraph">
      <style:paragraph-properties>
        <style:tab-stops>
          <style:tab-stop style:type="left" style:position="1.5625in"/>
        </style:tab-stops>
      </style:paragraph-properties>
      <style:text-properties fo:font-weight="bold" style:font-weight-asian="bold" style:font-weight-complex="bold"/>
    </style:style>
    <style:style style:name="P7" style:parent-style-name="Standard" style:family="paragraph">
      <style:paragraph-properties>
        <style:tab-stops>
          <style:tab-stop style:type="left" style:position="1.5625in"/>
        </style:tab-stops>
      </style:paragraph-properties>
    </style:style>
    <style:style style:name="T8" style:parent-style-name="DefaultParagraphFont" style:family="text">
      <style:text-properties fo:font-weight="bold" style:font-weight-asian="bold" style:font-weight-complex="bold"/>
    </style:style>
    <style:style style:name="P9" style:parent-style-name="Standard" style:family="paragraph">
      <style:paragraph-properties>
        <style:tab-stops>
          <style:tab-stop style:type="left" style:position="1.5625in"/>
        </style:tab-stops>
      </style:paragraph-properties>
    </style:style>
    <style:style style:name="P10" style:parent-style-name="Standard" style:family="paragraph">
      <style:paragraph-properties>
        <style:tab-stops>
          <style:tab-stop style:type="left" style:position="1.5625in"/>
        </style:tab-stops>
      </style:paragraph-properties>
    </style:style>
  </office:automatic-styles>
  <office:body>
    <office:text text:use-soft-page-breaks="true">
      <text:p text:style-name="P1">Creating new project:</text:p>
      <text:p text:style-name="P2"/>
      <text:p text:style-name="Standard">We are gone develop for mobile because of popularity or because mobile games are more abandon than PC game.........</text:p>
      <text:p text:style-name="Standard">we can directly show some one the games we<text:s/>developed for mobile and most importantly mobile game is the foundation of VR games as well...to have some experience with it.</text:p>
      <text:p text:style-name="Standard"/>
      <text:p text:style-name="Standard"><text:s/>Games for IOS:</text:p>
      <text:p text:style-name="Standard">the official requirements are that you should have an apple computer that runs an actual desktop version of mac<text:s/>operating system.</text:p>
      <text:p text:style-name="Standard">We would need Xcode and unity can works with out.</text:p>
      <text:p text:style-name="Standard"/>
      <text:p text:style-name="Standard">We can use a virtual machine running in our PC but that is not recommended and we can use the online unity service on the web to developed games but it would requires to obtain apple developer account. And that requires subscription on monthly basis.</text:p>
      <text:p text:style-name="Standard">We can share the build with out client using a link to that…</text:p>
      <text:p text:style-name="Standard"/>
      <text:p text:style-name="Standard"/>
      <text:p text:style-name="P3">we can change the orientation of the game from unity build settings and can kept it to the default which is auto rotate which will basically rotate with device orientation.</text:p>
      <text:p text:style-name="P4"/>
      <text:p text:style-name="P5"/>
      <text:p text:style-name="P6">Design of Objects:</text:p>
      <text:p text:style-name="P7"><text:span text:style-name="T8">Yo</text:span>ur objects must be of grid size so during design a special care must be taken to align them easily in the environment then.</text:p>
      <text:p text:style-name="P9">The grid size can be change to user defined objects.</text:p>
      <text:p text:style-name="P10">→ modular way of</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uhammad Atif</meta:initial-creator>
    <dc:creator>Muhammad Atif</dc:creator>
    <meta:creation-date>2023-11-18T12:49:00Z</meta:creation-date>
    <dc:date>2024-01-19T10:44:00Z</dc:date>
    <meta:template xlink:href="Normal" xlink:type="simple"/>
    <meta:editing-cycles>1</meta:editing-cycles>
    <meta:editing-duration>PT45360S</meta:editing-duration>
    <meta:document-statistic meta:page-count="1" meta:paragraph-count="2" meta:word-count="181" meta:character-count="1211" meta:row-count="8" meta:non-whitespace-character-count="1032"/>
  </office:meta>
</office:document-meta>
</file>